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1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10d0c"/>
    </style:style>
    <style:style style:name="ce8" style:family="table-cell" style:parent-style-name="Default">
      <style:table-cell-properties fo:background-color="#ffffff" fo:border="0.74pt solid #000000"/>
      <style:text-properties fo:color="#ff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>
      <style:table-cell-properties fo:border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4.119cm" svg:height="13.569cm" svg:x="15.884cm" svg:y="5.774cm">
            <draw:object draw:notify-on-update-of-ranges="Лист1.A3:Лист1.A7 Лист1.B1:Лист1.B2 Лист1.B3:Лист1.B7 Лист1.C1:Лист1.C2 Лист1.C3:Лист1.C7 Лист1.D1:Лист1.D2 Лист1.D3:Лист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Мебель для класса</text:p>
          </table:table-cell>
          <table:covered-table-cell table:number-columns-repeated="3" table:style-name="ce2"/>
          <table:table-cell table:number-columns-repeated="15"/>
        </table:table-row>
        <table:table-row table:style-name="ro2">
          <table:table-cell table:style-name="ce8" office:value-type="string" calcext:value-type="string">
            <text:p>Наименования</text:p>
          </table:table-cell>
          <table:table-cell table:style-name="ce8" office:value-type="string" calcext:value-type="string">
            <text:p>Цена</text:p>
          </table:table-cell>
          <table:table-cell table:style-name="ce8" office:value-type="string" calcext:value-type="string">
            <text:p>Количество</text:p>
          </table:table-cell>
          <table:table-cell table:style-name="ce8" office:value-type="string" calcext:value-type="string">
            <text:p>Сумма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Стол письменный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0" calcext:value-type="float">
            <text:p>4200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Стол компьютерный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500" calcext:value-type="float">
            <text:p>13500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Кресло компьютерное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3"/>
          <table:table-cell table:style-name="ce3" table:number-columns-spanned="12" table:number-rows-spanned="1"/>
          <table:covered-table-cell table:number-columns-repeated="11"/>
        </table:table-row>
        <table:table-row table:style-name="ro1">
          <table:table-cell table:style-name="ce2" office:value-type="string" calcext:value-type="string">
            <text:p>Стул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00" calcext:value-type="float">
            <text:p>4000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Шкаф книжный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000" calcext:value-type="float">
            <text:p>9000</text:p>
          </table:table-cell>
          <table:table-cell table:number-columns-repeated="15"/>
        </table:table-row>
        <table:table-row table:style-name="ro1" table:number-rows-repeated="104856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Лист2" table:style-name="ta2">
        <table:shapes>
          <draw:frame draw:z-index="0" draw:style-name="gr1" draw:text-style-name="P1" svg:width="15.99cm" svg:height="9.005cm" svg:x="16.203cm" svg:y="3.761cm">
            <draw:object draw:notify-on-update-of-ranges="Лист2.A1:Лист2.A1 Лист2.A2:Лист2.A16 Лист2.B1:Лист2.B1 Лист2.B2:Лист2.B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number-columns-repeated="16" table:default-cell-style-name="Default"/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(x)=x^2+5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.25" calcext:value-type="float">
            <text:p>5,25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4">
          <table:table-cell office:value-type="float" office:value="1.5" calcext:value-type="float">
            <text:p>1,5</text:p>
          </table:table-cell>
          <table:table-cell office:value-type="float" office:value="7.25" calcext:value-type="float">
            <text:p>7,25</text:p>
          </table:table-cell>
          <table:table-cell table:number-columns-repeated="4"/>
          <table:table-cell table:style-name="ce3" table:number-columns-spanned="12" table:number-rows-spanned="1"/>
          <table:covered-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1.25" calcext:value-type="float">
            <text:p>11,25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7.25" calcext:value-type="float">
            <text:p>17,25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5.25" calcext:value-type="float">
            <text:p>25,25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35.25" calcext:value-type="float">
            <text:p>35,2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47.25" calcext:value-type="float">
            <text:p>47,25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</table:table>
      <table:table table:name="Лист3" table:style-name="ta2">
        <table:shapes>
          <draw:frame draw:z-index="0" draw:style-name="gr1" draw:text-style-name="P1" svg:width="9.276cm" svg:height="5.217cm" svg:x="0.154cm" svg:y="4.384cm">
            <draw:object draw:notify-on-update-of-ranges="Лист3.A3:Лист3.A5 Лист3.B3:Лист3.B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7" table:default-cell-style-name="ce7"/>
        <table:table-column table:style-name="co1" table:number-columns-repeated="13" table:default-cell-style-name="Default"/>
        <table:table-row table:style-name="ro6">
          <table:table-cell table:style-name="ce12" office:value-type="string" calcext:value-type="string" table:number-columns-spanned="8" table:number-rows-spanned="1">
            <text:p>Показатели спроса на ремонтные работы на СТО</text:p>
          </table:table-cell>
          <table:covered-table-cell table:number-columns-repeated="7" table:style-name="ce12"/>
          <table:table-cell table:number-columns-repeated="13"/>
        </table:table-row>
        <table:table-row table:style-name="ro1">
          <table:table-cell table:style-name="ce5"/>
          <table:table-cell table:style-name="ce5" office:value-type="string" calcext:value-type="string">
            <text:p>Сентябрь</text:p>
          </table:table-cell>
          <table:table-cell table:style-name="ce5" office:value-type="string" calcext:value-type="string">
            <text:p>Октябрь</text:p>
          </table:table-cell>
          <table:table-cell table:style-name="ce5" office:value-type="string" calcext:value-type="string">
            <text:p>Ноябрь</text:p>
          </table:table-cell>
          <table:table-cell table:style-name="ce5" office:value-type="string" calcext:value-type="string">
            <text:p>Декабрь</text:p>
          </table:table-cell>
          <table:table-cell table:style-name="ce5" office:value-type="string" calcext:value-type="string">
            <text:p>Январь</text:p>
          </table:table-cell>
          <table:table-cell table:style-name="ce5" office:value-type="string" calcext:value-type="string">
            <text:p>февраль</text:p>
          </table:table-cell>
          <table:table-cell table:style-name="ce5" office:value-type="string" calcext:value-type="string">
            <text:p>Март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Сварочные работы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Покрасочные работы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table:number-columns-spanned="12" table:number-rows-spanned="1"/>
          <table:covered-table-cell table:number-columns-repeated="11"/>
        </table:table-row>
        <table:table-row table:style-name="ro2">
          <table:table-cell office:value-type="string" calcext:value-type="string">
            <text:p>Кузовные работа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.00.0000</text:date>, <text:time style:data-style-name="N2" text:time-value="10:31:00.65047100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6:12:25.923428647</meta:creation-date>
    <dc:title>Таблица</dc:title>
    <meta:generator>LibreOffice/7.5.6.2$Linux_X86_64 LibreOffice_project/50$Build-2</meta:generator>
    <meta:editing-duration>PT1H55M52S</meta:editing-duration>
    <meta:editing-cycles>3</meta:editing-cycles>
    <dc:date>2024-09-20T11:21:43.670899373</dc:date>
    <meta:document-statistic meta:table-count="3" meta:cell-count="89" meta:object-count="3"/>
    <meta:template xlink:type="simple" xlink:actuate="onRequest" xlink:title="Таблица" xlink:href="../../../../../usr/lib/libreoffice/share/template/common/ШАБЛОН_ЭЛЕКТРОННОЙ_ТАБЛИЦЫ_2019-07-22.ots" meta:date="2024-09-19T16:12:25.95864253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2cm" svg:height="13.57cm" xlink:href=".." xlink:type="simple" chart:class="chart:bar" chart:style-name="ch1">
        <chart:legend chart:legend-position="end" svg:x="21.38cm" svg:y="5.988cm" style:legend-expansion="high" chart:style-name="ch2"/>
        <chart:plot-area chart:style-name="ch3" table:cell-range-address="Лист1.A3:Лист1.D7 Лист1.B1:Лист1.D2" chart:data-source-has-labels="both" svg:x="0.482cm" svg:y="0.271cm" svg:width="20.416cm" svg:height="13.02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762cm" svg:y="0.271cm" svg:width="19.032cm" svg:height="12.38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Лист1.A3:Лист1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Лист1.B3:Лист1.B7" chart:label-cell-address="Лист1.B1:Лист1.B2" chart:class="chart:bar">
            <chart:data-point chart:repeated="5"/>
          </chart:series>
          <chart:series chart:style-name="ch8" chart:values-cell-range-address="Лист1.C3:Лист1.C7" chart:label-cell-address="Лист1.C1:Лист1.C2" chart:class="chart:bar">
            <chart:data-point chart:repeated="5"/>
          </chart:series>
          <chart:series chart:style-name="ch8" chart:values-cell-range-address="Лист1.D3:Лист1.D7" chart:label-cell-address="Лист1.D1:Лист1.D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Цена</text:p>
                <text:list>
                  <text:list-item>
                    <text:p/>
                  </text:list-item>
                  <text:list-item>
                    <text:p>Цена</text:p>
                  </text:list-item>
                </text:list>
                <draw:g>
                  <svg:desc>Лист1.B1:Лист1.B2</svg:desc>
                </draw:g>
              </table:table-cell>
              <table:table-cell office:value-type="string">
                <text:p>Количество</text:p>
                <text:list>
                  <text:list-item>
                    <text:p/>
                  </text:list-item>
                  <text:list-item>
                    <text:p>Количество</text:p>
                  </text:list-item>
                </text:list>
                <draw:g>
                  <svg:desc>Лист1.C1:Лист1.C2</svg:desc>
                </draw:g>
              </table:table-cell>
              <table:table-cell office:value-type="string">
                <text:p>Сумма</text:p>
                <text:list>
                  <text:list-item>
                    <text:p/>
                  </text:list-item>
                  <text:list-item>
                    <text:p>Сумма</text:p>
                  </text:list-item>
                </text:list>
                <draw:g>
                  <svg:desc>Лист1.D1:Лист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Стол письменный</text:p>
                <draw:g>
                  <svg:desc>Лист1.A3:Лист1.A7</svg:desc>
                </draw:g>
              </table:table-cell>
              <table:table-cell office:value-type="float" office:value="4200">
                <text:p>4200</text:p>
                <draw:g>
                  <svg:desc>Лист1.B3:Лист1.B7</svg:desc>
                </draw:g>
              </table:table-cell>
              <table:table-cell office:value-type="float" office:value="1">
                <text:p>1</text:p>
                <draw:g>
                  <svg:desc>Лист1.C3:Лист1.C7</svg:desc>
                </draw:g>
              </table:table-cell>
              <table:table-cell office:value-type="float" office:value="4200">
                <text:p>4200</text:p>
                <draw:g>
                  <svg:desc>Лист1.D3:Лист1.D7</svg:desc>
                </draw:g>
              </table:table-cell>
            </table:table-row>
            <table:table-row>
              <table:table-cell office:value-type="string">
                <text:p>Стол компьютерный</text:p>
              </table:table-cell>
              <table:table-cell office:value-type="float" office:value="2700">
                <text:p>2700</text:p>
              </table:table-cell>
              <table:table-cell office:value-type="float" office:value="5">
                <text:p>5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Кресло компьютерное</text:p>
              </table:table-cell>
              <table:table-cell office:value-type="float" office:value="3500">
                <text:p>3500</text:p>
              </table:table-cell>
              <table:table-cell office:value-type="float" office:value="1">
                <text:p>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Стул</text:p>
              </table:table-cell>
              <table:table-cell office:value-type="float" office:value="800">
                <text:p>800</text:p>
              </table:table-cell>
              <table:table-cell office:value-type="float" office:value="5">
                <text:p>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Шкаф книжный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9000">
                <text:p>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6.205cm" svg:y="0.316cm" chart:style-name="ch2">
          <text:p>График функции</text:p>
        </chart:title>
        <chart:legend chart:legend-position="end" svg:x="12.927cm" svg:y="4.204cm" style:legend-expansion="high" chart:style-name="ch3"/>
        <chart:plot-area chart:style-name="ch4" table:cell-range-address="Лист2.A1:Лист2.B16" chart:data-source-has-labels="row" svg:x="0.319cm" svg:y="1.275cm" svg:width="12.289cm" svg:height="7.551cm">
          <chart:coordinate-region svg:x="0.94cm" svg:y="1.474cm" svg:width="11.574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2.B2:Лист2.B16" chart:label-cell-address="Лист2.B1:Лист2.B1" chart:class="chart:scatter">
            <chart:domain table:cell-range-address="Лист2.A2:Лист2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(x)=x^2+5</text:p>
                <draw:g>
                  <svg:desc>Лист2.B1:Лист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2.A2:Лист2.A16</svg:desc>
                </draw:g>
              </table:table-cell>
              <table:table-cell office:value-type="float" office:value="5">
                <text:p>5</text:p>
                <draw:g>
                  <svg:desc>Лист2.B2:Лист2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outside"/>
      <style:graphic-properties draw:stroke="none" draw:fill-color="#004586" dr3d:edge-rounding="5%"/>
      <style:text-properties fo:font-size="16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277cm" svg:height="5.218cm" xlink:href=".." xlink:type="simple" chart:class="chart:circle" chart:style-name="ch1">
        <chart:title svg:x="3.563cm" svg:y="0.24cm" chart:style-name="ch2">
          <text:p>Сентябрь</text:p>
        </chart:title>
        <chart:legend chart:legend-position="end" svg:x="5.797cm" svg:y="1.415cm" style:legend-expansion="high" chart:style-name="ch3"/>
        <chart:plot-area chart:style-name="ch4" table:cell-range-address="Лист3.A3:Лист3.B5" chart:data-source-has-labels="column" svg:x="0.185cm" svg:y="1.123cm" svg:width="5.427cm" svg:height="3.9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821cm" svg:y="1.961cm" svg:width="4.532cm" svg:height="2.7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Лист3.A3:Лист3.A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Лист3.B3:Лист3.B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Сварочные работы</text:p>
                <draw:g>
                  <svg:desc>Лист3.A3:Лист3.A5</svg:desc>
                </draw:g>
              </table:table-cell>
              <table:table-cell office:value-type="float" office:value="10">
                <text:p>10</text:p>
                <draw:g>
                  <svg:desc>Лист3.B3:Лист3.B5</svg:desc>
                </draw:g>
              </table:table-cell>
            </table:table-row>
            <table:table-row>
              <table:table-cell office:value-type="string">
                <text:p>Покрасочные работы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Кузовные работа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